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Bezodstępów" style:master-page-name="MP0" style:family="paragraph">
      <style:paragraph-properties fo:break-before="page"/>
    </style:style>
    <style:style style:name="P2" style:parent-style-name="Bezodstępów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Bezodstępów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4" style:parent-style-name="Bezodstępów" style:family="paragraph">
      <style:text-properties fo:font-size="14pt" style:font-size-asian="14pt" style:font-size-complex="14pt"/>
    </style:style>
    <style:style style:name="P5" style:parent-style-name="Bezodstępów" style:family="paragraph">
      <style:text-properties fo:font-size="14pt" style:font-size-asian="14pt" style:font-size-complex="14pt"/>
    </style:style>
    <style:style style:name="P6" style:parent-style-name="Bezodstępów" style:family="paragraph">
      <style:text-properties fo:font-size="14pt" style:font-size-asian="14pt" style:font-size-complex="14pt"/>
    </style:style>
    <style:style style:name="P7" style:parent-style-name="Bezodstępów" style:family="paragraph">
      <style:text-properties fo:font-size="14pt" style:font-size-asian="14pt" style:font-size-complex="14pt"/>
    </style:style>
    <style:style style:name="P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9" style:parent-style-name="Bezodstępów" style:family="paragraph">
      <style:text-properties fo:font-size="14pt" style:font-size-asian="14pt" style:font-size-complex="14pt"/>
    </style:style>
    <style:style style:name="P10" style:parent-style-name="Bezodstępów" style:family="paragraph">
      <style:text-properties fo:font-size="14pt" style:font-size-asian="14pt" style:font-size-complex="14pt"/>
    </style:style>
    <style:style style:name="P11" style:parent-style-name="Bezodstępów" style:family="paragraph">
      <style:text-properties fo:font-size="14pt" style:font-size-asian="14pt" style:font-size-complex="14pt"/>
    </style:style>
    <style:style style:name="P12" style:parent-style-name="Bezodstępów" style:family="paragraph">
      <style:text-properties fo:font-size="14pt" style:font-size-asian="14pt" style:font-size-complex="14pt"/>
    </style:style>
    <style:style style:name="P1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4" style:parent-style-name="Bezodstępów" style:list-style-name="LFO3" style:family="paragraph">
      <style:text-properties fo:font-size="14pt" style:font-size-asian="14pt" style:font-size-complex="14pt"/>
    </style:style>
    <style:style style:name="P15" style:parent-style-name="Bezodstępów" style:list-style-name="LFO3" style:family="paragraph">
      <style:text-properties fo:font-size="14pt" style:font-size-asian="14pt" style:font-size-complex="14pt"/>
    </style:style>
    <style:style style:name="P16" style:parent-style-name="Bezodstępów" style:family="paragraph">
      <style:text-properties fo:font-size="14pt" style:font-size-asian="14pt" style:font-size-complex="14pt"/>
    </style:style>
    <style:style style:name="P1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8" style:parent-style-name="Bezodstępów" style:list-style-name="LFO2" style:family="paragraph">
      <style:text-properties fo:font-size="14pt" style:font-size-asian="14pt" style:font-size-complex="14pt"/>
    </style:style>
    <style:style style:name="P19" style:parent-style-name="Bezodstępów" style:list-style-name="LFO2" style:family="paragraph">
      <style:text-properties fo:font-size="14pt" style:font-size-asian="14pt" style:font-size-complex="14pt"/>
    </style:style>
    <style:style style:name="P20" style:parent-style-name="Bezodstępów" style:list-style-name="LFO2" style:family="paragraph">
      <style:text-properties fo:font-size="14pt" style:font-size-asian="14pt" style:font-size-complex="14pt"/>
    </style:style>
    <style:style style:name="P21" style:parent-style-name="Bezodstępów" style:list-style-name="LFO2" style:family="paragraph">
      <style:text-properties fo:font-size="14pt" style:font-size-asian="14pt" style:font-size-complex="14pt"/>
    </style:style>
    <style:style style:name="P22" style:parent-style-name="Bezodstępów" style:list-style-name="LFO2" style:family="paragraph">
      <style:text-properties fo:font-size="14pt" style:font-size-asian="14pt" style:font-size-complex="14pt"/>
    </style:style>
    <style:style style:name="P23" style:parent-style-name="Bezodstępów" style:list-style-name="LFO2" style:family="paragraph">
      <style:text-properties fo:font-size="14pt" style:font-size-asian="14pt" style:font-size-complex="14pt"/>
    </style:style>
    <style:style style:name="P24" style:parent-style-name="Bezodstępów" style:list-style-name="LFO2" style:family="paragraph">
      <style:text-properties fo:font-size="14pt" style:font-size-asian="14pt" style:font-size-complex="14pt"/>
    </style:style>
    <style:style style:name="P25" style:parent-style-name="Bezodstępów" style:family="paragraph">
      <style:text-properties fo:font-size="14pt" style:font-size-asian="14pt" style:font-size-complex="14pt"/>
    </style:style>
    <style:style style:name="P2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7" style:parent-style-name="Bezodstępów" style:family="paragraph">
      <style:paragraph-properties fo:text-indent="0.4916in"/>
      <style:text-properties fo:font-size="14pt" style:font-size-asian="14pt" style:font-size-complex="14pt"/>
    </style:style>
    <style:style style:name="P28" style:parent-style-name="Bezodstępów" style:family="paragraph">
      <style:text-properties fo:font-size="14pt" style:font-size-asian="14pt" style:font-size-complex="14pt"/>
    </style:style>
    <style:style style:name="P29" style:parent-style-name="Bezodstępów" style:family="paragraph">
      <style:text-properties fo:font-size="14pt" style:font-size-asian="14pt" style:font-size-complex="14pt"/>
    </style:style>
    <style:style style:name="P30" style:parent-style-name="Bezodstępów" style:family="paragraph">
      <style:text-properties fo:font-size="14pt" style:font-size-asian="14pt" style:font-size-complex="14pt"/>
    </style:style>
    <style:style style:name="P31" style:parent-style-name="Bezodstępów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32" style:parent-style-name="Bezodstępów" style:family="paragraph">
      <style:paragraph-properties fo:margin-left="0.4916in">
        <style:tab-stops/>
      </style:paragraph-properties>
    </style:style>
    <style:style style:name="T33" style:parent-style-name="Domyślnaczcionkaakapitu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ichał Hudy</text:p>
      <text:p text:style-name="Bezodstępów">10417 WSEI</text:p>
      <text:p text:style-name="Bezodstępów"/>
      <text:p text:style-name="P2">Dokumentacja</text:p>
      <text:p text:style-name="P3">Gry<text:s/>Chess</text:p>
      <text:p text:style-name="P4"/>
      <text:p text:style-name="P5"/>
      <text:p text:style-name="P6"/>
      <text:p text:style-name="P7"/>
      <text:p text:style-name="P8">1.Opis:</text:p>
      <text:p text:style-name="P9">Program Chess jest to odzwierciedlenie popularnej gry jaką są szachy.</text:p>
      <text:p text:style-name="P10">Standardowa rozgrywka bez limitu czasowego</text:p>
      <text:p text:style-name="P11">.</text:p>
      <text:p text:style-name="P12"/>
      <text:p text:style-name="P13">2.Funkcjonalność:</text:p>
      <text:list text:style-name="LFO3" text:continue-numbering="true">
        <text:list-item>
          <text:p text:style-name="P14">Modele 3d figur – modele zostały pobrane jako gotowy szablon, do wyświetlania ich został użyty silnik graficzny zaimplementowany,<text:s/>oparty o OpenGL.</text:p>
        </text:list-item>
        <text:list-item>
          <text:p text:style-name="P15">Szachownica <text:s/>- każda kratka zrobiona osobno – oś oz wyzerowana zawsze. Przesuwamy figurę o konkretny wektor</text:p>
        </text:list-item>
      </text:list>
      <text:p text:style-name="P16"/>
      <text:p text:style-name="P17">Rozgrywka:</text:p>
      <text:list text:style-name="LFO2" text:continue-numbering="true">
        <text:list-item>
          <text:p text:style-name="P18">Co ruch<text:s/>plansza obracana jest o 180 stopni<text:s/></text:p>
        </text:list-item>
        <text:list-item>
          <text:p text:style-name="P19">Każda figura ma możliwie określony ruch – zgodnie z zasadami gry w szachy</text:p>
        </text:list-item>
        <text:list-item>
          <text:p text:style-name="P20">Zbita figura usuwana z widoku.</text:p>
        </text:list-item>
        <text:list-item>
          <text:p text:style-name="P21">Podczas tzw „szachu” możemy ruszyć się figurami, które pozwolą nam uciec od zagrożenia</text:p>
        </text:list-item>
        <text:list-item>
          <text:p text:style-name="P22">Roszada - zgodnie z zasadami gry w szachy</text:p>
        </text:list-item>
        <text:list-item>
          <text:p text:style-name="P23">Szach i mat – blokuje ruch wszystkich figur.</text:p>
        </text:list-item>
        <text:list-item>
          <text:p text:style-name="P24">Brak komunikatów o zwycięstwie, czasu i użytkownikach – obecna konfiguracja pozwala na rozgrywkę tzw. Sam ze sobą</text:p>
        </text:list-item>
      </text:list>
      <text:p text:style-name="P25"/>
      <text:p text:style-name="P26">Zadania do wykonania:</text:p>
      <text:p text:style-name="P27">1)<text:s/>Załadowanie Bibliotek<text:s/>– użyte biblioteki to:</text:p>
      <text:p text:style-name="P28">-GLUT</text:p>
      <text:p text:style-name="P29">-GLFW</text:p>
      <text:p text:style-name="P30">-GLM</text:p>
      <text:p text:style-name="P31">2) Ładowanie modeli z plików obj – w tych plikach zawarte są modele<text:s/></text:p>
      <text:p text:style-name="P32"><text:span text:style-name="T33"><text:s text:c="5"/>3Dkolejnych poszczególnych figu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dy Michał</meta:initial-creator>
    <dc:creator>Hudy Michał</dc:creator>
    <meta:creation-date>2019-03-10T13:08:00Z</meta:creation-date>
    <dc:date>2019-03-10T14:16:00Z</dc:date>
    <meta:template xlink:href="Normal.dotm" xlink:type="simple"/>
    <meta:editing-cycles>1</meta:editing-cycles>
    <meta:editing-duration>PT3060S</meta:editing-duration>
    <meta:document-statistic meta:page-count="1" meta:paragraph-count="2" meta:word-count="156" meta:character-count="1091" meta:row-count="7" meta:non-whitespace-character-count="937"/>
  </office:meta>
</office:document-meta>
</file>